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List_20_1_20_Start" style:list-style-name="List_20_1"/>
    <style:style style:name="P10" style:family="paragraph" style:parent-style-name="Heading_20_2" style:master-page-name="First_20_Page">
      <style:paragraph-properties style:page-number="auto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tracked-changes>
        <text:changed-region xml:id="ct139941784793288" text:id="ct139941784793288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139941794833944" text:id="ct139941794833944">
          <text:deletion>
            <office:change-info>
              <dc:creator>Denis Kotlar</dc:creator>
              <dc:date>2016-12-20T09:41:00</dc:date>
            </office:change-info>
            <text:list xml:id="list3812305535441079926" text:style-name="List_20_1">
              <text:list-item>
                <text:p text:style-name="P1"/>
              </text:list-item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139941794176584" text:id="ct139941794176584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139941794833752" text:id="ct139941794833752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139941795010056" text:id="ct139941795010056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139941794832792" text:id="ct13994179483279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941814965192" text:id="ct139941814965192">
          <text:deletion>
            <office:change-info>
              <dc:creator>Denis Kotlar</dc:creator>
              <dc:date>2017-06-16T13:49:00</dc:date>
            </office:change-info>
            <text:p text:style-name="note">still </text:p>
          </text:deletion>
        </text:changed-region>
        <text:changed-region xml:id="ct139941814965960" text:id="ct139941814965960">
          <text:deletion>
            <office:change-info>
              <dc:creator>Denis Kotlar</dc:creator>
              <dc:date>2017-06-16T13:49:00</dc:date>
            </office:change-info>
            <text:p text:style-name="note">supported in the Firmware M</text:p>
          </text:deletion>
        </text:changed-region>
        <text:changed-region xml:id="ct139941795009480" text:id="ct139941795009480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139943245606296" text:id="ct139943245606296">
          <text:deletion>
            <office:change-info>
              <dc:creator>Denis Kotlar</dc:creator>
              <dc:date>2017-06-16T13:49:00</dc:date>
            </office:change-info>
            <text:p text:style-name="note">.</text:p>
          </text:deletion>
        </text:changed-region>
        <text:changed-region xml:id="ct139943245600464" text:id="ct139943245600464">
          <text:insertion>
            <office:change-info>
              <dc:creator>Denis Kotlar</dc:creator>
              <dc:date>2017-06-16T13:49:00</dc:date>
            </office:change-info>
          </text:insertion>
        </text:changed-region>
        <text:changed-region xml:id="ct139941795009096" text:id="ct139941795009096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39941794832408" text:id="ct13994179483240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941795008712" text:id="ct139941795008712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39943249075984" text:id="ct139943249075984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139941693573960" text:id="ct139941693573960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39943249075600" text:id="ct13994324907560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941702560584" text:id="ct139941702560584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39941795011976" text:id="ct139941795011976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139941795011784" text:id="ct139941795011784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39941795011592" text:id="ct139941795011592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10130140158075653" text:style-name="Outline">
        <text:list-item>
          <text:list>
            <text:list-item>
              <text:h text:style-name="P10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26751693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4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4">Description</text:p>
          </table:table-cell>
          <table:table-cell table:style-name="Table73.A1" table:number-columns-spanned="4" office:value-type="string">
            <text:p text:style-name="P5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4">Parameters</text:p>
          </table:table-cell>
          <table:table-cell table:style-name="Table73.B3" office:value-type="string">
            <text:p text:style-name="P6">Name</text:p>
          </table:table-cell>
          <table:table-cell table:style-name="Table73.B3" office:value-type="string">
            <text:p text:style-name="P6">Type</text:p>
          </table:table-cell>
          <table:table-cell table:style-name="Table73.B3" office:value-type="string">
            <text:p text:style-name="P6">Range</text:p>
          </table:table-cell>
          <table:table-cell table:style-name="Table73.B3" office:value-type="string">
            <text:p text:style-name="P6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8">Return</text:p>
          </table:table-cell>
          <table:table-cell table:style-name="Table73.A1" table:number-columns-spanned="4" office:value-type="string">
            <text:p text:style-name="P5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Related Commands</text:p>
          </table:table-cell>
          <table:table-cell table:style-name="Table73.A1" table:number-columns-spanned="4" office:value-type="string">
            <text:p text:style-name="P5">INSTrument:COUPle:TRACking</text:p>
          </table:table-cell>
          <table:covered-table-cell/>
          <table:covered-table-cell/>
          <table:covered-table-cell/>
        </table:table-row>
      </table:table>
      <text:list xml:id="list160375904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4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4">Description</text:p>
          </table:table-cell>
          <table:table-cell table:style-name="Table75.A1" table:number-columns-spanned="4" office:value-type="string">
            <text:p text:style-name="P5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4">Parameters</text:p>
          </table:table-cell>
          <table:table-cell table:style-name="Table75.B3" office:value-type="string">
            <text:p text:style-name="P6">Name</text:p>
          </table:table-cell>
          <table:table-cell table:style-name="Table75.B3" office:value-type="string">
            <text:p text:style-name="P6">Type</text:p>
          </table:table-cell>
          <table:table-cell table:style-name="Table75.B3" office:value-type="string">
            <text:p text:style-name="P6">Range</text:p>
          </table:table-cell>
          <table:table-cell table:style-name="Table75.B3" office:value-type="string">
            <text:p text:style-name="P6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8">Return</text:p>
          </table:table-cell>
          <table:table-cell table:style-name="Table75.A1" table:number-columns-spanned="4" office:value-type="string">
            <text:p text:style-name="P5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Related Commands</text:p>
          </table:table-cell>
          <table:table-cell table:style-name="Table75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list xml:id="list11686380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4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4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text:change-start text:change-id="ct139941784793288"/></text:p>
            <text:list xml:id="list492163205" text:continue-list="list3812305535441079926" text:style-name="List_20_1">
              <text:list-item>
                <text:p text:style-name="List_20_1_20_Start"><text:change-end text:change-id="ct139941784793288"/><text:change text:change-id="ct139941794833944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139941794176584"/>BATT sensor<text:change text:change-id="ct139941794833752"/> <text:change text:change-id="ct139941795010056"/><text:change-start text:change-id="ct139941794832792"/>is<text:change-end text:change-id="ct139941794832792"/> <text:change text:change-id="ct139941814965192"/>not <text:change text:change-id="ct139941814965960"/><text:change text:change-id="ct139941795009480"/><text:change text:change-id="ct139943245606296"/><text:change-start text:change-id="ct139943245600464"/>implemented yet.<text:change-end text:change-id="ct139943245600464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4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4">Parameters</text:p>
          </table:table-cell>
          <table:table-cell table:style-name="Table122.B4" office:value-type="string">
            <text:p text:style-name="P6">Name</text:p>
          </table:table-cell>
          <table:table-cell table:style-name="Table122.B4" office:value-type="string">
            <text:p text:style-name="P6">Type</text:p>
          </table:table-cell>
          <table:table-cell table:style-name="Table122.B4" office:value-type="string">
            <text:p text:style-name="P6">Range</text:p>
          </table:table-cell>
          <table:table-cell table:style-name="Table122.B4" office:value-type="string">
            <text:p text:style-name="P6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139941795009096"/>A<text:change-start text:change-id="ct139941794832408"/>UX<text:change-end text:change-id="ct139941794832408"/><text:change text:change-id="ct139941795008712"/>]|<text:change text:change-id="ct139943249075984"/>CH1|CH2|BATT}</text:p>
          </table:table-cell>
          <table:table-cell table:style-name="Table122.A1" office:value-type="string">
            <text:p text:style-name="P2"><text:change text:change-id="ct139941693573960"/>A<text:change-start text:change-id="ct139943249075600"/>UX<text:change-end text:change-id="ct139943249075600"/><text:change text:change-id="ct139941702560584"/></text:p>
          </table:table-cell>
        </table:table-row>
        <table:table-row>
          <table:table-cell table:style-name="Table122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<text:change text:change-id="ct139941795011976"/><text:change-start text:change-id="ct139941795011784"/>AUX<text:change-end text:change-id="ct139941795011784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Related Commands</text:p>
          </table:table-cell>
          <table:table-cell table:style-name="Table122.A1" table:number-columns-spanned="4" office:value-type="string">
            <text:p text:style-name="P4">DIAGnostic[:INFOrmation]:FAN?</text:p>
            <text:p text:style-name="P4">SYSTem:CPU:OPTion?</text:p>
            <text:p text:style-name="P4">SYSTem:TEMPerature:PROTection[:HIGH][:LEVel]</text:p>
            <text:p text:style-name="P4">SYSTem:TEMPerature:PROTection[:HIGH]:DELay[:TIME]</text:p>
            <text:p text:style-name="P4">SYSTem:TEMPerature:PROTection[:HIGH]:STATe</text:p>
            <text:p text:style-name="P4">SYSTem:TEMPerature:PROTection[:HIGH]:TRIPped?</text:p>
          </table:table-cell>
          <table:covered-table-cell/>
          <table:covered-table-cell/>
          <table:covered-table-cell/>
        </table:table-row>
      </table:table>
      <text:list xml:id="list44965481" text:continue-list="list1168638009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4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4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4">Parameters</text:p>
          </table:table-cell>
          <table:table-cell table:style-name="Table74.B3" office:value-type="string">
            <text:p text:style-name="P6">Name</text:p>
          </table:table-cell>
          <table:table-cell table:style-name="Table74.B3" office:value-type="string">
            <text:p text:style-name="P6">Type</text:p>
          </table:table-cell>
          <table:table-cell table:style-name="Table74.B3" office:value-type="string">
            <text:p text:style-name="P6">Range</text:p>
          </table:table-cell>
          <table:table-cell table:style-name="Table74.B3" office:value-type="string">
            <text:p text:style-name="P6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8">Return</text:p>
          </table:table-cell>
          <table:table-cell table:style-name="Table74.A1" table:number-columns-spanned="4" office:value-type="string">
            <text:p text:style-name="P5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Related Commands</text:p>
          </table:table-cell>
          <table:table-cell table:style-name="Table74.A1" table:number-columns-spanned="4" office:value-type="string">
            <text:p text:style-name="P5"><text:change-start text:change-id="ct139941795011592"/>INSTrument:COUPle:TRACking<text:change-end text:change-id="ct139941795011592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8. MEASure</dc:title>
    <meta:document-statistic meta:table-count="5" meta:image-count="0" meta:object-count="0" meta:page-count="2" meta:paragraph-count="138" meta:word-count="507" meta:character-count="3799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